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VarsayılanParagrafYazıTipi" style:family="text">
      <style:text-properties fo:font-weight="bold" style:font-weight-asian="bold"/>
    </style:style>
    <style:style style:name="T3" style:parent-style-name="VarsayılanParagrafYazıTipi" style:family="text">
      <style:text-properties fo:language="en" fo:country="GB"/>
    </style:style>
    <style:style style:name="P4" style:parent-style-name="Standard" style:family="paragraph">
      <style:paragraph-properties fo:text-align="center"/>
    </style:style>
    <style:style style:name="T5" style:parent-style-name="VarsayılanParagrafYazıTipi" style:family="text">
      <style:text-properties style:font-name="MS Gothic" style:font-name-asian="MS Gothic" style:font-name-complex="Wingdings"/>
    </style:style>
    <style:style style:name="T6" style:parent-style-name="VarsayılanParagrafYazıTipi" style:family="text">
      <style:text-properties fo:language="en" fo:country="US"/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/>
    <style:style style:name="P9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T11" style:parent-style-name="VarsayılanParagrafYazıTipi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T13" style:parent-style-name="VarsayılanParagrafYazıTipi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4" style:parent-style-name="Standard" style:family="paragraph">
      <style:paragraph-properties fo:margin-left="0.5in">
        <style:tab-stops>
          <style:tab-stop style:type="left" style:position="3.4923in"/>
        </style:tab-stops>
      </style:paragraph-properties>
    </style:style>
    <style:style style:name="T15" style:parent-style-name="VarsayılanParagrafYazıTipi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/>
    <style:style style:name="T18" style:parent-style-name="VarsayılanParagrafYazıTipi" style:family="text">
      <style:text-properties fo:language="en" fo:country="GB"/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2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8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6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00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10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1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1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0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0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1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1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1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40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14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4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14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4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53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15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tr" style:country-asian="TR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6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6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6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6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6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17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17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1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1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1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tr" style:country-asian="TR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tr" style:country-asian="TR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2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1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1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240" style:parent-style-name="Standard" style:family="paragraph"/>
    <style:style style:name="T241" style:parent-style-name="VarsayılanParagrafYazıTipi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42" style:parent-style-name="Standard" style:family="paragraph">
      <style:paragraph-properties fo:margin-left="0.5in">
        <style:tab-stops/>
      </style:paragraph-properties>
    </style:style>
    <style:style style:name="P2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tr" style:country-asian="TR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tr" style:country-asian="TR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tr" style:country-asian="TR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2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29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2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tr" style:country-asian="TR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3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1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1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1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32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3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2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3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3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3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377" style:parent-style-name="Standard" style:family="paragraph">
      <style:paragraph-properties fo:margin-left="0.5in">
        <style:tab-stops/>
      </style:paragraph-properties>
    </style:style>
    <style:style style:name="P378" style:parent-style-name="Standard" style:family="paragraph"/>
    <style:style style:name="P379" style:parent-style-name="Standard" style:family="paragraph">
      <style:paragraph-properties fo:margin-left="0.5in">
        <style:tab-stops/>
      </style:paragraph-properties>
    </style:style>
    <style:style style:name="P3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3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4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4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4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4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422" style:parent-style-name="Standard" style:family="paragraph">
      <style:paragraph-properties fo:margin-left="0.5in">
        <style:tab-stops/>
      </style:paragraph-properties>
    </style:style>
    <style:style style:name="P423" style:parent-style-name="Standard" style:family="paragraph"/>
    <style:style style:name="P424" style:parent-style-name="Standard" style:family="paragraph">
      <style:paragraph-properties fo:margin-left="0.5in">
        <style:tab-stops/>
      </style:paragraph-properties>
    </style:style>
    <style:style style:name="P4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4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4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tr" style:country-asian="TR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4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453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4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4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4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7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4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4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481" style:parent-style-name="Standard" style:family="paragraph"/>
    <style:style style:name="T482" style:parent-style-name="VarsayılanParagrafYazıTipi" style:family="text">
      <style:text-properties fo:font-style="italic" style:font-style-asian="italic"/>
    </style:style>
    <style:style style:name="P483" style:parent-style-name="Standard" style:family="paragraph">
      <style:paragraph-properties fo:margin-left="0.5in">
        <style:tab-stops/>
      </style:paragraph-properties>
    </style:style>
    <style:style style:name="P4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5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4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4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4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03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0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5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3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4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5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51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557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558" style:parent-style-name="Standard" style:family="paragraph">
      <style:paragraph-properties fo:margin-left="0.5in">
        <style:tab-stops/>
      </style:paragraph-properties>
    </style:style>
    <style:style style:name="P559" style:parent-style-name="Standard" style:family="paragraph"/>
    <style:style style:name="P560" style:parent-style-name="Standard" style:family="paragraph">
      <style:paragraph-properties fo:margin-left="0.5in">
        <style:tab-stops/>
      </style:paragraph-properties>
    </style:style>
    <style:style style:name="P5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tr" style:country-asian="TR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5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5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8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04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09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2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6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6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6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4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5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66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7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7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6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6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6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70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2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2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35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3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7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7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7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7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7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7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89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7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7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79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81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8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815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8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82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2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27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8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3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3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83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8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4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8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4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852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 fo:hyphenate="true"/>
    </style:style>
    <style:style style:name="P853" style:parent-style-name="Standard" style:family="paragraph">
      <style:paragraph-properties fo:margin-left="0.5in">
        <style:tab-stops/>
      </style:paragraph-properties>
    </style:style>
    <style:style style:name="T854" style:parent-style-name="VarsayılanParagrafYazıTipi" style:family="text">
      <style:text-properties fo:font-style="italic" style:font-style-asian="italic"/>
    </style:style>
    <style:style style:name="T855" style:parent-style-name="VarsayılanParagrafYazıTipi" style:family="text">
      <style:text-properties fo:font-style="italic" style:font-style-asian="italic"/>
    </style:style>
    <style:style style:name="P856" style:parent-style-name="Standard" style:family="paragraph">
      <style:paragraph-properties fo:margin-left="0.5in">
        <style:tab-stops/>
      </style:paragraph-properties>
    </style:style>
    <style:style style:name="P8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8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tr" style:country-asian="TR" style:language-complex="ar" style:country-complex="SA"/>
    </style:style>
    <style:style style:name="T86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8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P8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7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87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8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8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8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8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895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897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89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899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9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03" style:parent-style-name="Standard" style:family="paragraph"/>
    <style:style style:name="T904" style:parent-style-name="VarsayılanParagrafYazıTipi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905" style:parent-style-name="Standard" style:family="paragraph">
      <style:paragraph-properties fo:margin-left="0.5in">
        <style:tab-stops/>
      </style:paragraph-properties>
    </style:style>
    <style:style style:name="P9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7" style:parent-style-name="DefaultParagraphFont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tr" style:country-asian="TR" style:language-complex="ar" style:country-complex="SA"/>
    </style:style>
    <style:style style:name="P9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1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4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15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91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1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0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6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92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2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2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33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93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3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41" style:parent-style-name="Standard" style:family="paragraph"/>
    <style:style style:name="T942" style:parent-style-name="VarsayılanParagrafYazıTipi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943" style:parent-style-name="Standard" style:family="paragraph">
      <style:paragraph-properties fo:margin-left="0.5in">
        <style:tab-stops/>
      </style:paragraph-properties>
    </style:style>
    <style:style style:name="P9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4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4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tr" style:country-asian="TR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959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96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63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9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6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P9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tr" style:country-asian="TR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75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9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tr" style:country-asian="TR" style:language-complex="ar" style:country-complex="SA"/>
    </style:style>
    <style:style style:name="T977" style:parent-style-name="DefaultParagraphFont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tr" style:country-asian="TR" style:language-complex="ar" style:country-complex="SA"/>
    </style:style>
    <style:style style:name="T978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tr" style:country-asian="TR" style:language-complex="ar" style:country-complex="SA"/>
    </style:style>
    <style:style style:name="T980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tr" style:country-asian="TR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tr" style:country-asian="TR" style:language-complex="ar" style:country-complex="SA"/>
    </style:style>
    <style:style style:name="P983" style:parent-style-name="Normal" style:family="paragraph">
      <style:paragraph-properties style:vertical-align="auto"/>
      <style:text-properties style:font-name="Consolas" style:font-name-asian="Times New Roman" style:font-name-complex="Times New Roman" fo:font-size="10.5pt" style:font-size-asian="10.5pt" style:font-size-complex="10.5pt" style:language-asian="tr" style:country-asian="TR" style:language-complex="ar" style:country-complex="SA" fo:hyphenate="true"/>
    </style:style>
    <style:style style:name="P984" style:parent-style-name="Standard" style:family="paragraph">
      <style:text-properties style:font-name="Consolas" style:font-name-asian="Times New Roman" style:font-name-complex="Times New Roman" fo:font-size="10.5pt" style:font-size-asian="10.5pt" style:font-size-complex="10.5pt" style:language-asian="tr" style:country-asian="TR" style:language-complex="ar" style:country-complex="SA"/>
    </style:style>
    <style:style style:name="P985" style:parent-style-name="Standard" style:family="paragraph">
      <style:text-properties style:font-name="Consolas" style:font-name-asian="Times New Roman" style:font-name-complex="Times New Roman" fo:font-size="10.5pt" style:font-size-asian="10.5pt" style:font-size-complex="10.5pt" style:language-asian="tr" style:country-asian="TR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Times New Roman" fo:font-size="10.5pt" style:font-size-asian="10.5pt" style:font-size-complex="10.5pt" style:language-asian="tr" style:country-asian="TR" style:language-complex="ar" style:country-complex="SA"/>
    </style:style>
    <style:style style:name="T987" style:parent-style-name="DefaultParagraphFont" style:family="text">
      <style:text-properties style:font-name="Consolas" style:font-name-asian="Times New Roman" style:font-name-complex="Times New Roman" fo:font-size="10.5pt" style:font-size-asian="10.5pt" style:font-size-complex="10.5pt" style:language-asian="tr" style:country-asian="TR" style:language-complex="ar" style:country-complex="SA"/>
    </style:style>
  </office:automatic-styles>
  <office:body>
    <office:text text:use-soft-page-breaks="true">
      <text:p text:style-name="P1"><text:span text:style-name="T2">ICAT3260 Assignment 1 (23.10.2023)<text:s/></text:span><text:span text:style-name="T3">answer</text:span><text:s/>sheet</text:p>
      <text:p text:style-name="P4"/>
      <text:p text:style-name="Standard">Team members: Ayşe Şimal Menekşe<text:s/></text:p>
      <text:p text:style-name="Standard"/>
      <text:p text:style-name="Standard"><text:span text:style-name="T5">☒</text:span><text:span text:style-name="T6">I</text:span>/We have included a .py file with our answer and packaged our answer into a ZIP file.</text:p>
      <text:p text:style-name="P7"/>
      <text:p text:style-name="Standard">Approximation of hours spent working on this assignment: 3 hours</text:p>
      <text:p text:style-name="Standard"/>
      <text:list text:style-name="WWNum1">
        <text:list-item text:start-value="1">
          <text:p text:style-name="P8">What kinds of files and how many of them do the folders 'training' and 'testing' contain? (0.5p)</text:p>
        </text:list-item>
      </text:list>
      <text:p text:style-name="P9"/>
      <text:p text:style-name="P10"><text:span text:style-name="T11">Both training and testing folders contain 1 csv file for the labels, and 10.000 png files (photos) of different items. Every 1000 item labeled differently in the training file such as:</text:span></text:p>
      <text:p text:style-name="P12"><text:span text:style-name="T13">Label 0 for 0-999 pngs.</text:span></text:p>
      <text:p text:style-name="P14"><text:span text:style-name="T15">Label 1 for 1000-1999 pngs and so on.</text:span></text:p>
      <text:p text:style-name="P16"/>
      <text:list text:style-name="WWNum1" text:continue-numbering="true">
        <text:list-item>
          <text:p text:style-name="P17">Create a<text:s/><text:span text:style-name="T18">function</text:span><text:s/>in Python that reads the images of folder … (2p)</text:p>
        </text:list-item>
      </text:list>
      <text:p text:style-name="P19"/>
      <text:p text:style-name="P20"><text:span text:style-name="T21">def</text:span><text:span text:style-name="T22"><text:s/></text:span><text:span text:style-name="T23">load_images</text:span><text:span text:style-name="T24">(</text:span><text:span text:style-name="T25">folder</text:span><text:span text:style-name="T26">,</text:span><text:span text:style-name="T27"><text:s/></text:span><text:span text:style-name="T28">image_rows</text:span><text:span text:style-name="T29">,</text:span><text:span text:style-name="T30"><text:s/></text:span><text:span text:style-name="T31">image_cols</text:span><text:span text:style-name="T32">,</text:span><text:span text:style-name="T33"><text:s/></text:span><text:span text:style-name="T34">image_channels</text:span><text:span text:style-name="T35">):</text:span></text:p>
      <text:p text:style-name="P36"/>
      <text:p text:style-name="P37"><text:span text:style-name="T38">    image_list<text:s/></text:span><text:span text:style-name="T39">=</text:span><text:span text:style-name="T40"><text:s/></text:span><text:span text:style-name="T41">[]</text:span></text:p>
      <text:p text:style-name="P42"><text:span text:style-name="T43">    files<text:s/></text:span><text:span text:style-name="T44">=</text:span><text:span text:style-name="T45"><text:s/>os</text:span><text:span text:style-name="T46">.</text:span><text:span text:style-name="T47">listdir</text:span><text:span text:style-name="T48">(</text:span><text:span text:style-name="T49">folder</text:span><text:span text:style-name="T50">)</text:span></text:p>
      <text:p text:style-name="P51"/>
      <text:p text:style-name="P52"><text:span text:style-name="T53">   <text:s/></text:span><text:span text:style-name="T54">for</text:span><text:span text:style-name="T55"><text:s/>filename<text:s/></text:span><text:span text:style-name="T56">in</text:span><text:span text:style-name="T57"><text:s/>files</text:span><text:span text:style-name="T58">:</text:span></text:p>
      <text:p text:style-name="P59"><text:span text:style-name="T60">       <text:s/></text:span><text:span text:style-name="T61">if</text:span><text:span text:style-name="T62"><text:s/>filename</text:span><text:span text:style-name="T63">.</text:span><text:span text:style-name="T64">endswith</text:span><text:span text:style-name="T65">((</text:span><text:span text:style-name="T66">'</text:span><text:span text:style-name="T67">.png</text:span><text:span text:style-name="T68">'</text:span><text:span text:style-name="T69">,</text:span><text:span text:style-name="T70"><text:s/></text:span><text:span text:style-name="T71">'</text:span><text:span text:style-name="T72">.jpg</text:span><text:span text:style-name="T73">'</text:span><text:span text:style-name="T74">,</text:span><text:span text:style-name="T75"><text:s/></text:span><text:span text:style-name="T76">'</text:span><text:span text:style-name="T77">.jpeg</text:span><text:span text:style-name="T78">'</text:span><text:span text:style-name="T79">,</text:span><text:span text:style-name="T80"><text:s/></text:span><text:span text:style-name="T81">'</text:span><text:span text:style-name="T82">.gif</text:span><text:span text:style-name="T83">'</text:span><text:span text:style-name="T84">)):</text:span></text:p>
      <text:p text:style-name="P85"><text:span text:style-name="T86">            file_path<text:s/></text:span><text:span text:style-name="T87">=</text:span><text:span text:style-name="T88"><text:s/>os</text:span><text:span text:style-name="T89">.</text:span><text:span text:style-name="T90">path</text:span><text:span text:style-name="T91">.</text:span><text:span text:style-name="T92">join</text:span><text:span text:style-name="T93">(</text:span><text:span text:style-name="T94">folder</text:span><text:span text:style-name="T95">,</text:span><text:span text:style-name="T96"><text:s/>filename</text:span><text:span text:style-name="T97">)</text:span></text:p>
      <text:p text:style-name="P98"><text:span text:style-name="T99">           <text:s/></text:span><text:span text:style-name="T100">try</text:span><text:span text:style-name="T101">:</text:span></text:p>
      <text:p text:style-name="P102"><text:span text:style-name="T103">               <text:s/></text:span><text:span text:style-name="T104"># Open the image using PIL</text:span></text:p>
      <text:p text:style-name="P105"><text:span text:style-name="T106">                img<text:s/></text:span><text:span text:style-name="T107">=</text:span><text:span text:style-name="T108"><text:s/>Image</text:span><text:span text:style-name="T109">.</text:span><text:span text:style-name="T110">open</text:span><text:span text:style-name="T111">(</text:span><text:span text:style-name="T112">file_path</text:span><text:span text:style-name="T113">)</text:span></text:p>
      <text:p text:style-name="P114"><text:span text:style-name="T115">                img<text:s/></text:span><text:span text:style-name="T116">=</text:span><text:span text:style-name="T117"><text:s/>img</text:span><text:span text:style-name="T118">.</text:span><text:span text:style-name="T119">resize</text:span><text:span text:style-name="T120">((</text:span><text:span text:style-name="T121">image_cols</text:span><text:span text:style-name="T122">,</text:span><text:span text:style-name="T123"><text:s/>image_rows</text:span><text:span text:style-name="T124">))</text:span><text:span text:style-name="T125"><text:s/> </text:span><text:span text:style-name="T126"># Resizing the image<text:s/></text:span></text:p>
      <text:p text:style-name="P127"><text:span text:style-name="T128">                img<text:s/></text:span><text:span text:style-name="T129">=</text:span><text:span text:style-name="T130"><text:s/>np</text:span><text:span text:style-name="T131">.</text:span><text:span text:style-name="T132">array</text:span><text:span text:style-name="T133">(</text:span><text:span text:style-name="T134">img</text:span><text:span text:style-name="T135">)</text:span><text:span text:style-name="T136"><text:s/> </text:span><text:span text:style-name="T137"># Image -&gt; NumPy array</text:span></text:p>
      <text:p text:style-name="P138"><text:span text:style-name="T139">               <text:s/></text:span><text:span text:style-name="T140">if</text:span><text:span text:style-name="T141"><text:s/>img</text:span><text:span text:style-name="T142">.</text:span><text:span text:style-name="T143">shape</text:span><text:span text:style-name="T144">[-</text:span><text:span text:style-name="T145">1</text:span><text:span text:style-name="T146">]</text:span><text:span text:style-name="T147"><text:s/></text:span><text:span text:style-name="T148">!=</text:span><text:span text:style-name="T149"><text:s/>image_channels</text:span><text:span text:style-name="T150">:</text:span></text:p>
      <text:p text:style-name="P151"><text:span text:style-name="T152">                   <text:s/></text:span><text:span text:style-name="T153">raise</text:span><text:span text:style-name="T154"><text:s/></text:span><text:span text:style-name="T155">ValueError</text:span><text:span text:style-name="T156">(</text:span><text:span text:style-name="T157">f</text:span><text:span text:style-name="T158">"Image '</text:span><text:span text:style-name="T159">{</text:span><text:span text:style-name="T160">filename</text:span><text:span text:style-name="T161">}</text:span><text:span text:style-name="T162">' has<text:s/></text:span><text:span text:style-name="T163">{</text:span><text:span text:style-name="T164">img</text:span><text:span text:style-name="T165">.</text:span><text:span text:style-name="T166">shape</text:span><text:span text:style-name="T167">[-</text:span><text:span text:style-name="T168">1</text:span><text:span text:style-name="T169">]</text:span><text:span text:style-name="T170">}</text:span><text:span text:style-name="T171"><text:s/>channels, expected<text:s/></text:span><text:span text:style-name="T172">{</text:span><text:span text:style-name="T173">image_channels</text:span><text:span text:style-name="T174">}</text:span><text:span text:style-name="T175"><text:s/>channels."</text:span><text:span text:style-name="T176">)</text:span></text:p>
      <text:p text:style-name="P177"/>
      <text:p text:style-name="P178"><text:span text:style-name="T179">                image_list</text:span><text:span text:style-name="T180">.</text:span><text:span text:style-name="T181">append</text:span><text:span text:style-name="T182">(</text:span><text:span text:style-name="T183">img</text:span><text:span text:style-name="T184">)</text:span></text:p>
      <text:p text:style-name="P185"><text:span text:style-name="T186">           <text:s/></text:span><text:span text:style-name="T187">except</text:span><text:span text:style-name="T188"><text:s/></text:span><text:span text:style-name="T189">Exception</text:span><text:span text:style-name="T190"><text:s/></text:span><text:span text:style-name="T191">as</text:span><text:span text:style-name="T192"><text:s/>e</text:span><text:span text:style-name="T193">:</text:span></text:p>
      <text:p text:style-name="P194"><text:span text:style-name="T195">               <text:s/></text:span><text:span text:style-name="T196">print</text:span><text:span text:style-name="T197">(</text:span><text:span text:style-name="T198">f</text:span><text:span text:style-name="T199">"Error loading image '</text:span><text:span text:style-name="T200">{</text:span><text:span text:style-name="T201">filename</text:span><text:span text:style-name="T202">}</text:span><text:span text:style-name="T203">':<text:s/></text:span><text:span text:style-name="T204">{</text:span><text:span text:style-name="T205">str</text:span><text:span text:style-name="T206">(</text:span><text:span text:style-name="T207">e</text:span><text:span text:style-name="T208">)</text:span><text:span text:style-name="T209">}</text:span><text:span text:style-name="T210">"</text:span><text:span text:style-name="T211">)</text:span></text:p>
      <text:p text:style-name="P212"/>
      <text:p text:style-name="P213"><text:span text:style-name="T214">    images<text:s/></text:span><text:span text:style-name="T215">=</text:span><text:span text:style-name="T216"><text:s/>np</text:span><text:span text:style-name="T217">.</text:span><text:span text:style-name="T218">array</text:span><text:span text:style-name="T219">(</text:span><text:span text:style-name="T220">image_list</text:span><text:span text:style-name="T221">)</text:span></text:p>
      <text:p text:style-name="P222"><text:span text:style-name="T223">    image_count<text:s/></text:span><text:span text:style-name="T224">=</text:span><text:span text:style-name="T225"><text:s/></text:span><text:span text:style-name="T226">len</text:span><text:span text:style-name="T227">(</text:span><text:span text:style-name="T228">images</text:span><text:span text:style-name="T229">)</text:span></text:p>
      <text:p text:style-name="P230"><text:span text:style-name="T231">   <text:s/></text:span><text:span text:style-name="T232">print</text:span><text:span text:style-name="T233">(</text:span><text:span text:style-name="T234">image_count</text:span><text:span text:style-name="T235">)</text:span></text:p>
      <text:p text:style-name="P236"><text:span text:style-name="T237">   <text:s/></text:span><text:span text:style-name="T238">return</text:span><text:span text:style-name="T239"><text:s/>images</text:span></text:p>
      <text:p text:style-name="Standard"/>
      <text:soft-page-break/>
      <text:list text:style-name="WWNum1" text:continue-numbering="true">
        <text:list-item>
          <text:p text:style-name="P240">Create another function in Python that returns a numpy<text:s/><text:span text:style-name="T241">ndarray</text:span><text:s/>of size &lt;image_count, 1&gt; containing the label of each image … (2p)</text:p>
        </text:list-item>
      </text:list>
      <text:p text:style-name="P242"/>
      <text:p text:style-name="P243"><text:span text:style-name="T244">def</text:span><text:span text:style-name="T245"><text:s/></text:span><text:span text:style-name="T246">load_labels_from_csv</text:span><text:span text:style-name="T247">(</text:span><text:span text:style-name="T248">folder_path</text:span><text:span text:style-name="T249">):</text:span></text:p>
      <text:p text:style-name="P250"><text:span text:style-name="T251">    labels<text:s/></text:span><text:span text:style-name="T252">=</text:span><text:span text:style-name="T253"><text:s/></text:span><text:span text:style-name="T254">[]</text:span></text:p>
      <text:p text:style-name="P255"><text:span text:style-name="T256">    csv_files<text:s/></text:span><text:span text:style-name="T257">=</text:span><text:span text:style-name="T258"><text:s/></text:span><text:span text:style-name="T259">[</text:span><text:span text:style-name="T260">file</text:span><text:span text:style-name="T261"><text:s/></text:span><text:span text:style-name="T262">for</text:span><text:span text:style-name="T263"><text:s/></text:span><text:span text:style-name="T264">file</text:span><text:span text:style-name="T265"><text:s/></text:span><text:span text:style-name="T266">in</text:span><text:span text:style-name="T267"><text:s/>os</text:span><text:span text:style-name="T268">.</text:span><text:span text:style-name="T269">listdir</text:span><text:span text:style-name="T270">(</text:span><text:span text:style-name="T271">folder_path</text:span><text:span text:style-name="T272">)</text:span><text:span text:style-name="T273"><text:s/></text:span><text:span text:style-name="T274">if</text:span><text:span text:style-name="T275"><text:s/></text:span><text:span text:style-name="T276">file</text:span><text:span text:style-name="T277">.</text:span><text:span text:style-name="T278">endswith</text:span><text:span text:style-name="T279">(</text:span><text:span text:style-name="T280">'</text:span><text:span text:style-name="T281">.csv</text:span><text:span text:style-name="T282">'</text:span><text:span text:style-name="T283">)]</text:span></text:p>
      <text:p text:style-name="P284"/>
      <text:p text:style-name="P285"><text:span text:style-name="T286">   <text:s/></text:span><text:span text:style-name="T287">if</text:span><text:span text:style-name="T288"><text:s/></text:span><text:span text:style-name="T289">len</text:span><text:span text:style-name="T290">(</text:span><text:span text:style-name="T291">csv_files</text:span><text:span text:style-name="T292">)</text:span><text:span text:style-name="T293"><text:s/></text:span><text:span text:style-name="T294">==</text:span><text:span text:style-name="T295"><text:s/></text:span><text:span text:style-name="T296">0</text:span><text:span text:style-name="T297">:</text:span></text:p>
      <text:p text:style-name="P298"><text:span text:style-name="T299">       <text:s/></text:span><text:span text:style-name="T300">raise</text:span><text:span text:style-name="T301"><text:s/></text:span><text:span text:style-name="T302">FileNotFoundError</text:span><text:span text:style-name="T303">(</text:span><text:span text:style-name="T304">"</text:span><text:span text:style-name="T305">No CSV file found in the specified folder</text:span><text:span text:style-name="T306">"</text:span><text:span text:style-name="T307">)</text:span></text:p>
      <text:p text:style-name="P308"/>
      <text:p text:style-name="P309"><text:span text:style-name="T310">    csv_file_path<text:s/></text:span><text:span text:style-name="T311">=</text:span><text:span text:style-name="T312"><text:s/>os</text:span><text:span text:style-name="T313">.</text:span><text:span text:style-name="T314">path</text:span><text:span text:style-name="T315">.</text:span><text:span text:style-name="T316">join</text:span><text:span text:style-name="T317">(</text:span><text:span text:style-name="T318">folder_path</text:span><text:span text:style-name="T319">,</text:span><text:span text:style-name="T320"><text:s/>csv_files</text:span><text:span text:style-name="T321">[</text:span><text:span text:style-name="T322">0</text:span><text:span text:style-name="T323">])</text:span></text:p>
      <text:p text:style-name="P324"/>
      <text:p text:style-name="P325"><text:span text:style-name="T326">    df<text:s/></text:span><text:span text:style-name="T327">=</text:span><text:span text:style-name="T328"><text:s/>pd</text:span><text:span text:style-name="T329">.</text:span><text:span text:style-name="T330">read_csv</text:span><text:span text:style-name="T331">(</text:span><text:span text:style-name="T332">csv_file_path</text:span><text:span text:style-name="T333">,</text:span><text:span text:style-name="T334"><text:s/></text:span><text:span text:style-name="T335">header</text:span><text:span text:style-name="T336">=</text:span><text:span text:style-name="T337">None</text:span><text:span text:style-name="T338">)</text:span></text:p>
      <text:p text:style-name="P339"><text:span text:style-name="T340">    labels<text:s/></text:span><text:span text:style-name="T341">=</text:span><text:span text:style-name="T342"><text:s/>df</text:span><text:span text:style-name="T343">.</text:span><text:span text:style-name="T344">values</text:span><text:span text:style-name="T345">.</text:span><text:span text:style-name="T346">flatten</text:span><text:span text:style-name="T347">()</text:span></text:p>
      <text:p text:style-name="P348"/>
      <text:p text:style-name="P349"><text:span text:style-name="T350">    labels_array<text:s/></text:span><text:span text:style-name="T351">=</text:span><text:span text:style-name="T352"><text:s/>np</text:span><text:span text:style-name="T353">.</text:span><text:span text:style-name="T354">array</text:span><text:span text:style-name="T355">(</text:span><text:span text:style-name="T356">labels</text:span><text:span text:style-name="T357">)</text:span></text:p>
      <text:p text:style-name="P358"><text:span text:style-name="T359">    labels_array<text:s/></text:span><text:span text:style-name="T360">=</text:span><text:span text:style-name="T361"><text:s/>labels_array</text:span><text:span text:style-name="T362">.</text:span><text:span text:style-name="T363">reshape</text:span><text:span text:style-name="T364">(-</text:span><text:span text:style-name="T365">1</text:span><text:span text:style-name="T366">,</text:span><text:span text:style-name="T367"><text:s/></text:span><text:span text:style-name="T368">1</text:span><text:span text:style-name="T369">)</text:span><text:span text:style-name="T370"><text:s/> </text:span><text:span text:style-name="T371"># Reshaping to have (image_count, 1) shape</text:span></text:p>
      <text:p text:style-name="P372"><text:span text:style-name="T373">   <text:s/></text:span><text:span text:style-name="T374">return</text:span><text:span text:style-name="T375"><text:s/>labels_array</text:span></text:p>
      <text:p text:style-name="P376"/>
      <text:p text:style-name="P377"/>
      <text:list text:style-name="WWNum1" text:continue-numbering="true">
        <text:list-item>
          <text:p text:style-name="P378">Create a function that normalizes the color channel (pixel) values … (0.5p)</text:p>
        </text:list-item>
      </text:list>
      <text:p text:style-name="P379"/>
      <text:p text:style-name="P380"><text:span text:style-name="T381">def</text:span><text:span text:style-name="T382"><text:s/></text:span><text:span text:style-name="T383">normalize_images</text:span><text:span text:style-name="T384">(</text:span><text:span text:style-name="T385">images</text:span><text:span text:style-name="T386">):</text:span></text:p>
      <text:p text:style-name="P387"><text:span text:style-name="T388">    images<text:s/></text:span><text:span text:style-name="T389">=</text:span><text:span text:style-name="T390"><text:s/>images</text:span><text:span text:style-name="T391">.</text:span><text:span text:style-name="T392">astype</text:span><text:span text:style-name="T393">(</text:span><text:span text:style-name="T394">'</text:span><text:span text:style-name="T395">float32</text:span><text:span text:style-name="T396">'</text:span><text:span text:style-name="T397">)</text:span></text:p>
      <text:p text:style-name="P398"><text:span text:style-name="T399">   <text:s/></text:span><text:span text:style-name="T400"># Normalize the pixel values to the range [-1, 1], I got help from the ChatGpt</text:span></text:p>
      <text:p text:style-name="P401"><text:span text:style-name="T402">    images<text:s/></text:span><text:span text:style-name="T403">=</text:span><text:span text:style-name="T404"><text:s/></text:span><text:span text:style-name="T405">(</text:span><text:span text:style-name="T406">images<text:s/></text:span><text:span text:style-name="T407">/</text:span><text:span text:style-name="T408"><text:s/></text:span><text:span text:style-name="T409">127.5</text:span><text:span text:style-name="T410">)</text:span><text:span text:style-name="T411"><text:s/></text:span><text:span text:style-name="T412">-</text:span><text:span text:style-name="T413"><text:s/></text:span><text:span text:style-name="T414">1.0</text:span><text:span text:style-name="T415"><text:s/></text:span></text:p>
      <text:p text:style-name="P416"/>
      <text:p text:style-name="P417"><text:span text:style-name="T418">   <text:s/></text:span><text:span text:style-name="T419">return</text:span><text:span text:style-name="T420"><text:s/>images</text:span></text:p>
      <text:p text:style-name="P421"/>
      <text:p text:style-name="P422"/>
      <text:list text:style-name="WWNum1" text:continue-numbering="true">
        <text:list-item>
          <text:p text:style-name="P423">Create a function that takes the test data set and an integer value (such as '3000') and returns the data as two arrays that have been split … (0.5p)</text:p>
        </text:list-item>
      </text:list>
      <text:p text:style-name="P424"/>
      <text:p text:style-name="P425"><text:span text:style-name="T426">def</text:span><text:span text:style-name="T427"><text:s/></text:span><text:span text:style-name="T428">split_test_val</text:span><text:span text:style-name="T429">(</text:span><text:span text:style-name="T430">test_data</text:span><text:span text:style-name="T431">,</text:span><text:span text:style-name="T432"><text:s/></text:span><text:span text:style-name="T433">split_point</text:span><text:span text:style-name="T434">):</text:span></text:p>
      <text:p text:style-name="P435"><text:span text:style-name="T436">   <text:s/></text:span><text:span text:style-name="T437">if</text:span><text:span text:style-name="T438"><text:s/>split_point<text:s/></text:span><text:span text:style-name="T439">&gt;=</text:span><text:span text:style-name="T440"><text:s/></text:span><text:span text:style-name="T441">len</text:span><text:span text:style-name="T442">(</text:span><text:span text:style-name="T443">test_data</text:span><text:span text:style-name="T444">):</text:span></text:p>
      <text:p text:style-name="P445"><text:span text:style-name="T446">       <text:s/></text:span><text:span text:style-name="T447">raise</text:span><text:span text:style-name="T448"><text:s/></text:span><text:span text:style-name="T449">ValueError</text:span><text:span text:style-name="T450">(</text:span><text:span text:style-name="T451">"</text:span><text:span text:style-name="T452">Split point is greater than or equal to the length of the test data.</text:span><text:span text:style-name="T453">"</text:span><text:span text:style-name="T454">)</text:span></text:p>
      <text:p text:style-name="P455"/>
      <text:p text:style-name="P456"><text:span text:style-name="T457">    array2<text:s/></text:span><text:span text:style-name="T458">=</text:span><text:span text:style-name="T459"><text:s/>test_data</text:span><text:span text:style-name="T460">[:</text:span><text:span text:style-name="T461">split_point</text:span><text:span text:style-name="T462">]</text:span><text:span text:style-name="T463"><text:s/> </text:span><text:span text:style-name="T464"># Array before the split point</text:span></text:p>
      <text:p text:style-name="P465"><text:span text:style-name="T466">    array3<text:s/></text:span><text:span text:style-name="T467">=</text:span><text:span text:style-name="T468"><text:s/>test_data</text:span><text:span text:style-name="T469">[</text:span><text:span text:style-name="T470">split_point</text:span><text:span text:style-name="T471">:]</text:span><text:span text:style-name="T472"><text:s/> </text:span><text:span text:style-name="T473"># Array after the split point</text:span></text:p>
      <text:p text:style-name="P474"/>
      <text:p text:style-name="P475"><text:span text:style-name="T476">   <text:s/></text:span><text:span text:style-name="T477">return</text:span><text:span text:style-name="T478"><text:s/>array2</text:span><text:span text:style-name="T479">,</text:span><text:span text:style-name="T480"><text:s/>array3</text:span></text:p>
      <text:soft-page-break/>
      <text:list text:style-name="WWNum1" text:continue-numbering="true">
        <text:list-item>
          <text:p text:style-name="P481">Create a function to perform<text:s/><text:span text:style-name="T482">one-hot</text:span><text:s/>encoding of the training, validation and … (0.5p)</text:p>
        </text:list-item>
      </text:list>
      <text:p text:style-name="P483"/>
      <text:p text:style-name="P484"><text:span text:style-name="T485">from</text:span><text:span text:style-name="T486"><text:s/>tensorflow</text:span><text:span text:style-name="T487">.</text:span><text:span text:style-name="T488">keras</text:span><text:span text:style-name="T489">.</text:span><text:span text:style-name="T490">utils<text:s/></text:span><text:span text:style-name="T491">import</text:span><text:span text:style-name="T492"><text:s/>to_categorical</text:span></text:p>
      <text:p text:style-name="P493"><text:span text:style-name="T494">#I searched about one-hot encoding using ChatGPT and BlackBox</text:span></text:p>
      <text:p text:style-name="P495"><text:span text:style-name="T496">def</text:span><text:span text:style-name="T497"><text:s/></text:span><text:span text:style-name="T498">one_hot_encode_labels</text:span><text:span text:style-name="T499">(</text:span><text:span text:style-name="T500">train_labels</text:span><text:span text:style-name="T501">,</text:span><text:span text:style-name="T502"><text:s/></text:span><text:span text:style-name="T503">validation_labels</text:span><text:span text:style-name="T504">,</text:span><text:span text:style-name="T505"><text:s/></text:span><text:span text:style-name="T506">test_labels</text:span><text:span text:style-name="T507">,</text:span><text:span text:style-name="T508"><text:s/></text:span><text:span text:style-name="T509">num_classes</text:span><text:span text:style-name="T510">):</text:span></text:p>
      <text:p text:style-name="P511"/>
      <text:p text:style-name="P512"><text:span text:style-name="T513">    train_labels_encoded<text:s/></text:span><text:span text:style-name="T514">=</text:span><text:span text:style-name="T515"><text:s/>to_categorical</text:span><text:span text:style-name="T516">(</text:span><text:span text:style-name="T517">train_labels</text:span><text:span text:style-name="T518">,</text:span><text:span text:style-name="T519"><text:s/></text:span><text:span text:style-name="T520">num_classes</text:span><text:span text:style-name="T521">=</text:span><text:span text:style-name="T522">num_classes</text:span><text:span text:style-name="T523">)</text:span></text:p>
      <text:p text:style-name="P524"><text:span text:style-name="T525">    validation_labels_encoded<text:s/></text:span><text:span text:style-name="T526">=</text:span><text:span text:style-name="T527"><text:s/>to_categorical</text:span><text:span text:style-name="T528">(</text:span><text:span text:style-name="T529">validation_labels</text:span><text:span text:style-name="T530">,</text:span><text:span text:style-name="T531"><text:s/></text:span><text:span text:style-name="T532">num_classes</text:span><text:span text:style-name="T533">=</text:span><text:span text:style-name="T534">num_classes</text:span><text:span text:style-name="T535">)</text:span></text:p>
      <text:p text:style-name="P536"><text:span text:style-name="T537">    test_labels_encoded<text:s/></text:span><text:span text:style-name="T538">=</text:span><text:span text:style-name="T539"><text:s/>to_categorical</text:span><text:span text:style-name="T540">(</text:span><text:span text:style-name="T541">test_labels</text:span><text:span text:style-name="T542">,</text:span><text:span text:style-name="T543"><text:s/></text:span><text:span text:style-name="T544">num_classes</text:span><text:span text:style-name="T545">=</text:span><text:span text:style-name="T546">num_classes</text:span><text:span text:style-name="T547">)</text:span></text:p>
      <text:p text:style-name="P548"/>
      <text:p text:style-name="P549"><text:span text:style-name="T550">   <text:s/></text:span><text:span text:style-name="T551">return</text:span><text:span text:style-name="T552"><text:s/>train_labels_encoded</text:span><text:span text:style-name="T553">,</text:span><text:span text:style-name="T554"><text:s/>validation_labels_encoded</text:span><text:span text:style-name="T555">,</text:span><text:span text:style-name="T556"><text:s/>test_labels_encoded</text:span></text:p>
      <text:p text:style-name="P557"/>
      <text:p text:style-name="P558"/>
      <text:list text:style-name="WWNum1" text:continue-numbering="true">
        <text:list-item>
          <text:p text:style-name="P559">Create a basic neural network model that has the following structure … (2p)</text:p>
        </text:list-item>
      </text:list>
      <text:p text:style-name="P560"/>
      <text:p text:style-name="P561"><text:span text:style-name="T562">def</text:span><text:span text:style-name="T563"><text:s/></text:span><text:span text:style-name="T564">create_model</text:span><text:span text:style-name="T565">(</text:span><text:span text:style-name="T566">input_shape</text:span><text:span text:style-name="T567">,</text:span><text:span text:style-name="T568"><text:s/></text:span><text:span text:style-name="T569">num_classes</text:span><text:span text:style-name="T570">):</text:span></text:p>
      <text:p text:style-name="P571"><text:span text:style-name="T572">    x<text:s/></text:span><text:span text:style-name="T573">=</text:span><text:span text:style-name="T574"><text:s/>Input</text:span><text:span text:style-name="T575">(</text:span><text:span text:style-name="T576">shape</text:span><text:span text:style-name="T577">=</text:span><text:span text:style-name="T578">input_shape</text:span><text:span text:style-name="T579">)</text:span></text:p>
      <text:p text:style-name="P580">   <text:s/></text:p>
      <text:p text:style-name="P581"><text:span text:style-name="T582">    y<text:s/></text:span><text:span text:style-name="T583">=</text:span><text:span text:style-name="T584"><text:s/>Conv2D</text:span><text:span text:style-name="T585">(</text:span><text:span text:style-name="T586">32</text:span><text:span text:style-name="T587">,</text:span><text:span text:style-name="T588"><text:s/></text:span><text:span text:style-name="T589">kernel_size</text:span><text:span text:style-name="T590"><text:s/></text:span><text:span text:style-name="T591">=</text:span><text:span text:style-name="T592"><text:s/></text:span><text:span text:style-name="T593">(</text:span><text:span text:style-name="T594">3</text:span><text:span text:style-name="T595">,</text:span><text:span text:style-name="T596"><text:s/></text:span><text:span text:style-name="T597">3</text:span><text:span text:style-name="T598">),</text:span><text:span text:style-name="T599"><text:s/></text:span><text:span text:style-name="T600">activation</text:span><text:span text:style-name="T601">=</text:span><text:span text:style-name="T602">'</text:span><text:span text:style-name="T603">relu</text:span><text:span text:style-name="T604">'</text:span><text:span text:style-name="T605">,</text:span><text:span text:style-name="T606"><text:s/></text:span><text:span text:style-name="T607">padding</text:span><text:span text:style-name="T608">=</text:span><text:span text:style-name="T609">'</text:span><text:span text:style-name="T610">same</text:span><text:span text:style-name="T611">'</text:span><text:span text:style-name="T612">,</text:span><text:span text:style-name="T613"><text:s/> </text:span><text:span text:style-name="T614">strides</text:span><text:span text:style-name="T615">=</text:span><text:span text:style-name="T616">1</text:span><text:span text:style-name="T617">,</text:span><text:span text:style-name="T618">kernel_initializer</text:span><text:span text:style-name="T619">=</text:span><text:span text:style-name="T620">'</text:span><text:span text:style-name="T621">he_normal</text:span><text:span text:style-name="T622">'</text:span><text:span text:style-name="T623">)(</text:span><text:span text:style-name="T624">x</text:span><text:span text:style-name="T625">)</text:span></text:p>
      <text:p text:style-name="P626"><text:span text:style-name="T627">    y<text:s/></text:span><text:span text:style-name="T628">=</text:span><text:span text:style-name="T629"><text:s/>MaxPooling2D</text:span><text:span text:style-name="T630">((</text:span><text:span text:style-name="T631">2</text:span><text:span text:style-name="T632">,</text:span><text:span text:style-name="T633"><text:s/></text:span><text:span text:style-name="T634">2</text:span><text:span text:style-name="T635">))(</text:span><text:span text:style-name="T636">y</text:span><text:span text:style-name="T637">)</text:span></text:p>
      <text:p text:style-name="P638">   <text:s/></text:p>
      <text:p text:style-name="P639"><text:span text:style-name="T640">    y<text:s/></text:span><text:span text:style-name="T641">=</text:span><text:span text:style-name="T642"><text:s/>Conv2D</text:span><text:span text:style-name="T643">(</text:span><text:span text:style-name="T644">64</text:span><text:span text:style-name="T645">,</text:span><text:span text:style-name="T646">kernel_size</text:span><text:span text:style-name="T647"><text:s/></text:span><text:span text:style-name="T648">=</text:span><text:span text:style-name="T649"><text:s/></text:span><text:span text:style-name="T650">(</text:span><text:span text:style-name="T651">3</text:span><text:span text:style-name="T652">,</text:span><text:span text:style-name="T653"><text:s/></text:span><text:span text:style-name="T654">3</text:span><text:span text:style-name="T655">),</text:span><text:span text:style-name="T656"><text:s/></text:span><text:span text:style-name="T657">activation</text:span><text:span text:style-name="T658">=</text:span><text:span text:style-name="T659">'</text:span><text:span text:style-name="T660">relu</text:span><text:span text:style-name="T661">'</text:span><text:span text:style-name="T662">,</text:span><text:span text:style-name="T663"><text:s/></text:span><text:span text:style-name="T664">padding</text:span><text:span text:style-name="T665">=</text:span><text:span text:style-name="T666">'</text:span><text:span text:style-name="T667">same</text:span><text:span text:style-name="T668">'</text:span><text:span text:style-name="T669">,</text:span><text:span text:style-name="T670"><text:s/> </text:span><text:span text:style-name="T671">strides</text:span><text:span text:style-name="T672">=</text:span><text:span text:style-name="T673">1</text:span><text:span text:style-name="T674">,</text:span><text:span text:style-name="T675">kernel_initializer</text:span><text:span text:style-name="T676">=</text:span><text:span text:style-name="T677">'</text:span><text:span text:style-name="T678">he_normal</text:span><text:span text:style-name="T679">'</text:span><text:span text:style-name="T680">)(</text:span><text:span text:style-name="T681">y</text:span><text:span text:style-name="T682">)</text:span></text:p>
      <text:p text:style-name="P683"><text:span text:style-name="T684">    y<text:s/></text:span><text:span text:style-name="T685">=</text:span><text:span text:style-name="T686"><text:s/>MaxPooling2D</text:span><text:span text:style-name="T687">((</text:span><text:span text:style-name="T688">2</text:span><text:span text:style-name="T689">,</text:span><text:span text:style-name="T690"><text:s/></text:span><text:span text:style-name="T691">2</text:span><text:span text:style-name="T692">))(</text:span><text:span text:style-name="T693">y</text:span><text:span text:style-name="T694">)</text:span></text:p>
      <text:p text:style-name="P695">   <text:s/></text:p>
      <text:p text:style-name="P696"><text:span text:style-name="T697">    y<text:s/></text:span><text:span text:style-name="T698">=</text:span><text:span text:style-name="T699"><text:s/>Conv2D</text:span><text:span text:style-name="T700">(</text:span><text:span text:style-name="T701">128</text:span><text:span text:style-name="T702">,</text:span><text:span text:style-name="T703"><text:s/></text:span><text:span text:style-name="T704">kernel_size</text:span><text:span text:style-name="T705"><text:s/></text:span><text:span text:style-name="T706">=(</text:span><text:span text:style-name="T707">3</text:span><text:span text:style-name="T708">,</text:span><text:span text:style-name="T709"><text:s/></text:span><text:span text:style-name="T710">3</text:span><text:span text:style-name="T711">),</text:span><text:span text:style-name="T712"><text:s/></text:span><text:span text:style-name="T713">activation</text:span><text:span text:style-name="T714">=</text:span><text:span text:style-name="T715">'</text:span><text:span text:style-name="T716">relu</text:span><text:span text:style-name="T717">'</text:span><text:span text:style-name="T718">,</text:span><text:span text:style-name="T719"><text:s/></text:span><text:span text:style-name="T720">padding</text:span><text:span text:style-name="T721">=</text:span><text:span text:style-name="T722">'</text:span><text:span text:style-name="T723">same</text:span><text:span text:style-name="T724">'</text:span><text:span text:style-name="T725">,</text:span><text:span text:style-name="T726"><text:s/></text:span><text:span text:style-name="T727">strides</text:span><text:span text:style-name="T728">=</text:span><text:span text:style-name="T729">1</text:span><text:span text:style-name="T730">,</text:span><text:span text:style-name="T731">kernel_initializer</text:span><text:span text:style-name="T732">=</text:span><text:span text:style-name="T733">'</text:span><text:span text:style-name="T734">he_normal</text:span><text:span text:style-name="T735">'</text:span><text:span text:style-name="T736">)(</text:span><text:span text:style-name="T737">y</text:span><text:span text:style-name="T738">)</text:span></text:p>
      <text:p text:style-name="P739">   <text:s/></text:p>
      <text:p text:style-name="P740"><text:span text:style-name="T741">    y<text:s/></text:span><text:span text:style-name="T742">=</text:span><text:span text:style-name="T743"><text:s/>Flatten</text:span><text:span text:style-name="T744">()(</text:span><text:span text:style-name="T745">y</text:span><text:span text:style-name="T746">)</text:span></text:p>
      <text:p text:style-name="P747"><text:span text:style-name="T748">    y<text:s/></text:span><text:span text:style-name="T749">=</text:span><text:span text:style-name="T750"><text:s/>Dense</text:span><text:span text:style-name="T751">(</text:span><text:span text:style-name="T752">128</text:span><text:span text:style-name="T753">,</text:span><text:span text:style-name="T754"><text:s/></text:span><text:span text:style-name="T755">activation</text:span><text:span text:style-name="T756">=</text:span><text:span text:style-name="T757">'</text:span><text:span text:style-name="T758">relu</text:span><text:span text:style-name="T759">'</text:span><text:span text:style-name="T760">)(</text:span><text:span text:style-name="T761">y</text:span><text:span text:style-name="T762">)</text:span></text:p>
      <text:p text:style-name="P763"><text:span text:style-name="T764">    y<text:s/></text:span><text:span text:style-name="T765">=</text:span><text:span text:style-name="T766"><text:s/>Dense</text:span><text:span text:style-name="T767">(</text:span><text:span text:style-name="T768">64</text:span><text:span text:style-name="T769">,</text:span><text:span text:style-name="T770"><text:s/></text:span><text:span text:style-name="T771">activation</text:span><text:span text:style-name="T772">=</text:span><text:span text:style-name="T773">'</text:span><text:span text:style-name="T774">relu</text:span><text:span text:style-name="T775">'</text:span><text:span text:style-name="T776">)(</text:span><text:span text:style-name="T777">y</text:span><text:span text:style-name="T778">)</text:span></text:p>
      <text:p text:style-name="P779"><text:span text:style-name="T780">    y<text:s/></text:span><text:span text:style-name="T781">=</text:span><text:span text:style-name="T782"><text:s/>Dense</text:span><text:span text:style-name="T783">(</text:span><text:span text:style-name="T784">num_classes</text:span><text:span text:style-name="T785">,</text:span><text:span text:style-name="T786"><text:s/></text:span><text:span text:style-name="T787">activation</text:span><text:span text:style-name="T788">=</text:span><text:span text:style-name="T789">'</text:span><text:span text:style-name="T790">softmax</text:span><text:span text:style-name="T791">'</text:span><text:span text:style-name="T792">)(</text:span><text:span text:style-name="T793">y</text:span><text:span text:style-name="T794">)</text:span></text:p>
      <text:p text:style-name="P795">   <text:s/></text:p>
      <text:p text:style-name="P796"><text:span text:style-name="T797">    model<text:s/></text:span><text:span text:style-name="T798">=</text:span><text:span text:style-name="T799"><text:s/>Model</text:span><text:span text:style-name="T800">(</text:span><text:span text:style-name="T801">inputs</text:span><text:span text:style-name="T802">=</text:span><text:span text:style-name="T803">x</text:span><text:span text:style-name="T804">,</text:span><text:span text:style-name="T805"><text:s/></text:span><text:span text:style-name="T806">outputs</text:span><text:span text:style-name="T807">=</text:span><text:span text:style-name="T808">y</text:span><text:span text:style-name="T809">)</text:span></text:p>
      <text:p text:style-name="P810">   <text:s/></text:p>
      <text:p text:style-name="P811"><text:span text:style-name="T812">   <text:s/></text:span><text:span text:style-name="T813">return</text:span><text:span text:style-name="T814"><text:s/>model</text:span></text:p>
      <text:p text:style-name="P815"/>
      <text:p text:style-name="P816"><text:span text:style-name="T817">input_shape<text:s/></text:span><text:span text:style-name="T818">=</text:span><text:span text:style-name="T819"><text:s/></text:span><text:span text:style-name="T820">(</text:span><text:span text:style-name="T821">32</text:span><text:span text:style-name="T822">,</text:span><text:span text:style-name="T823"><text:s/></text:span><text:span text:style-name="T824">32</text:span><text:span text:style-name="T825">,</text:span><text:span text:style-name="T826"><text:s/></text:span><text:span text:style-name="T827">3</text:span><text:span text:style-name="T828">)</text:span><text:span text:style-name="T829"><text:s/> </text:span><text:span text:style-name="T830"># Specify your desired input shape</text:span></text:p>
      <text:p text:style-name="P831"><text:span text:style-name="T832">num_classes<text:s/></text:span><text:span text:style-name="T833">=</text:span><text:span text:style-name="T834"><text:s/></text:span><text:span text:style-name="T835">10</text:span><text:span text:style-name="T836"><text:s/> </text:span><text:span text:style-name="T837"># Number of output classes</text:span></text:p>
      <text:p text:style-name="P838"><text:span text:style-name="T839">model<text:s/></text:span><text:span text:style-name="T840">=</text:span><text:span text:style-name="T841"><text:s/>create_model</text:span><text:span text:style-name="T842">(</text:span><text:span text:style-name="T843">input_shape</text:span><text:span text:style-name="T844">,</text:span><text:span text:style-name="T845"><text:s/>num_classes</text:span><text:span text:style-name="T846">)</text:span></text:p>
      <text:soft-page-break/>
      <text:p text:style-name="P847"><text:span text:style-name="T848">model</text:span><text:span text:style-name="T849">.</text:span><text:span text:style-name="T850">summary</text:span><text:span text:style-name="T851">()</text:span></text:p>
      <text:p text:style-name="P852"/>
      <text:p text:style-name="Standard"/>
      <text:p text:style-name="P853">Compile the model with<text:s/><text:span text:style-name="T854">categorical cross-entropy<text:s/></text:span>loss<text:s/><text:span text:style-name="T855">…</text:span><text:s/>(0.5p)</text:p>
      <text:p text:style-name="P856"/>
      <text:p text:style-name="P857"><text:span text:style-name="T858">from</text:span><text:span text:style-name="T859"><text:s/>tensorflow</text:span><text:span text:style-name="T860">.</text:span><text:span text:style-name="T861">keras</text:span><text:span text:style-name="T862">.</text:span><text:span text:style-name="T863">optimizers<text:s/></text:span><text:span text:style-name="T864">import</text:span><text:span text:style-name="T865"><text:s/>Adam</text:span></text:p>
      <text:p text:style-name="P866"><text:span text:style-name="T867">learning_rate<text:s/></text:span><text:span text:style-name="T868">=</text:span><text:span text:style-name="T869"><text:s/></text:span><text:span text:style-name="T870">3e-4</text:span></text:p>
      <text:p text:style-name="P871"><text:span text:style-name="T872">optimizer<text:s/></text:span><text:span text:style-name="T873">=</text:span><text:span text:style-name="T874"><text:s/>Adam</text:span><text:span text:style-name="T875">(</text:span><text:span text:style-name="T876">learning_rate</text:span><text:span text:style-name="T877">=</text:span><text:span text:style-name="T878">learning_rate</text:span><text:span text:style-name="T879">)</text:span></text:p>
      <text:p text:style-name="P880"><text:span text:style-name="T881">model</text:span><text:span text:style-name="T882">.</text:span><text:span text:style-name="T883">compile</text:span><text:span text:style-name="T884">(</text:span><text:span text:style-name="T885">optimizer</text:span><text:span text:style-name="T886">=</text:span><text:span text:style-name="T887">optimizer</text:span><text:span text:style-name="T888">,</text:span><text:span text:style-name="T889"><text:s/></text:span><text:span text:style-name="T890">loss</text:span><text:span text:style-name="T891">=</text:span><text:span text:style-name="T892">'</text:span><text:span text:style-name="T893">categorical_crossentropy</text:span><text:span text:style-name="T894">'</text:span><text:span text:style-name="T895">,</text:span><text:span text:style-name="T896"><text:s/></text:span><text:span text:style-name="T897">metrics</text:span><text:span text:style-name="T898">=[</text:span><text:span text:style-name="T899">'</text:span><text:span text:style-name="T900">accuracy</text:span><text:span text:style-name="T901">'</text:span><text:span text:style-name="T902">])</text:span></text:p>
      <text:p text:style-name="Standard"/>
      <text:list text:style-name="WWNum1" text:continue-numbering="true">
        <text:list-item>
          <text:p text:style-name="P903">Fit the model (<text:span text:style-name="T904">model.fit</text:span>) on the training data … (0.5p)</text:p>
        </text:list-item>
      </text:list>
      <text:p text:style-name="P905"/>
      <text:p text:style-name="P906"><text:span text:style-name="T907"># Fit the model</text:span></text:p>
      <text:p text:style-name="P908"><text:span text:style-name="T909">model</text:span><text:span text:style-name="T910">.</text:span><text:span text:style-name="T911">fit</text:span><text:span text:style-name="T912">(</text:span></text:p>
      <text:p text:style-name="P913"><text:span text:style-name="T914">   <text:s/></text:span><text:span text:style-name="T915">x</text:span><text:span text:style-name="T916">=</text:span><text:span text:style-name="T917">normalized_training_images</text:span><text:span text:style-name="T918">,</text:span></text:p>
      <text:p text:style-name="P919"><text:span text:style-name="T920">   <text:s/></text:span><text:span text:style-name="T921">y</text:span><text:span text:style-name="T922">=</text:span><text:span text:style-name="T923">train_labels_encoded</text:span><text:span text:style-name="T924">,</text:span></text:p>
      <text:p text:style-name="P925"><text:span text:style-name="T926">   <text:s/></text:span><text:span text:style-name="T927">epochs</text:span><text:span text:style-name="T928">=</text:span><text:span text:style-name="T929">12</text:span><text:span text:style-name="T930">,</text:span></text:p>
      <text:p text:style-name="P931"><text:span text:style-name="T932">   <text:s/></text:span><text:span text:style-name="T933">validation_data</text:span><text:span text:style-name="T934">=(</text:span><text:span text:style-name="T935">validation_set</text:span><text:span text:style-name="T936">,</text:span><text:span text:style-name="T937"><text:s/>validation_labels_encoded</text:span><text:span text:style-name="T938">)</text:span></text:p>
      <text:p text:style-name="P939"><text:span text:style-name="T940">)</text:span></text:p>
      <text:p text:style-name="Standard"/>
      <text:list text:style-name="WWNum1" text:continue-numbering="true">
        <text:list-item>
          <text:p text:style-name="P941">Use<text:s/><text:span text:style-name="T942">model.evaluate</text:span><text:s/>to test the trained model on the test data set and one-hot test labels. What is the achieved test accuracy and how does it compare to the model's validation accuracy? (1p)</text:p>
        </text:list-item>
      </text:list>
      <text:p text:style-name="P943"/>
      <text:p text:style-name="P944"><text:span text:style-name="T945">score<text:s/></text:span><text:span text:style-name="T946">=</text:span><text:span text:style-name="T947"><text:s/>model</text:span><text:span text:style-name="T948">.</text:span><text:span text:style-name="T949">evaluate</text:span><text:span text:style-name="T950">(</text:span><text:span text:style-name="T951">test_set</text:span><text:span text:style-name="T952">,</text:span><text:span text:style-name="T953"><text:s/>test_labels_encoded</text:span><text:span text:style-name="T954">,</text:span><text:span text:style-name="T955"><text:s/></text:span><text:span text:style-name="T956">verbose</text:span><text:span text:style-name="T957">=</text:span><text:span text:style-name="T958">0</text:span><text:span text:style-name="T959">)</text:span></text:p>
      <text:p text:style-name="P960"><text:span text:style-name="T961">print</text:span><text:span text:style-name="T962">(</text:span><text:span text:style-name="T963">'</text:span><text:span text:style-name="T964">Test loss:</text:span><text:span text:style-name="T965">'</text:span><text:span text:style-name="T966">,</text:span><text:span text:style-name="T967"><text:s/>score</text:span><text:span text:style-name="T968">[</text:span><text:span text:style-name="T969">0</text:span><text:span text:style-name="T970">])</text:span><text:span text:style-name="T971"><text:s/></text:span></text:p>
      <text:p text:style-name="P972"><text:span text:style-name="T973">print</text:span><text:span text:style-name="T974">(</text:span><text:span text:style-name="T975">'</text:span><text:span text:style-name="T976">Test accuracy:</text:span><text:span text:style-name="T977">'</text:span><text:span text:style-name="T978">,</text:span><text:span text:style-name="T979"><text:s/>score</text:span><text:span text:style-name="T980">[</text:span><text:span text:style-name="T981">1</text:span><text:span text:style-name="T982">])</text:span></text:p>
      <text:p text:style-name="P983"/>
      <text:p text:style-name="P984">Test loss: 1.7362428903579712</text:p>
      <text:p text:style-name="P985">Test accuracy: 0.6100000143051147</text:p>
      <text:p text:style-name="Standard"><text:span text:style-name="T986">Validation accuracy:<text:s/></text:span><text:span text:style-name="T987">0.609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imSun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Başlık1" style:display-name="Başlık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4pt" style:font-size-asian="14pt" style:font-size-complex="14pt" fo:hyphenate="false"/>
    </style:style>
    <style:style style:name="Başlık2" style:display-name="Başlık 2" style:family="paragraph" style:parent-style-name="Normal" style:next-style-name="Standard" style:default-outline-level="2">
      <style:paragraph-properties fo:keep-with-next="always" fo:margin-top="0.1666in" fo:margin-bottom="0.0416in" fo:margin-left="0.4in" fo:text-indent="-0.4in">
        <style:tab-stops/>
      </style:paragraph-properties>
      <style:text-properties style:font-name="Arial" style:font-name-asian="Arial" style:font-name-complex="Arial" fo:font-weight="bold" style:font-weight-asian="bold" fo:hyphenate="false"/>
    </style:style>
    <style:style style:name="Başlık3" style:display-name="Başlık 3" style:family="paragraph" style:parent-style-name="Normal" style:next-style-name="Standard" style:default-outline-level="3">
      <style:paragraph-properties fo:keep-with-next="always" fo:margin-top="0.1666in" fo:margin-bottom="0.0416in" fo:margin-left="0.5in" fo:text-indent="-0.5in">
        <style:tab-stops/>
      </style:paragraph-properties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Başlık4" style:display-name="Başlık 4" style:family="paragraph" style:parent-style-name="Normal" style:next-style-name="Standard" style:default-outline-level="4">
      <style:paragraph-properties fo:keep-with-next="always" fo:margin-top="0.1666in" fo:margin-bottom="0.0416in" fo:margin-left="0.6in" fo:text-indent="-0.6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Başlık5" style:display-name="Başlık 5" style:family="paragraph" style:parent-style-name="Normal" style:next-style-name="Standard" style:default-outline-level="5">
      <style:paragraph-properties fo:margin-top="0.1666in" fo:margin-bottom="0.0416in" fo:margin-left="0.7in" fo:text-indent="-0.7in">
        <style:tab-stops/>
      </style:paragraph-properties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Başlık6" style:display-name="Başlık 6" style:family="paragraph" style:parent-style-name="Normal" style:next-style-name="Standard" style:default-outline-level="6">
      <style:paragraph-properties fo:margin-top="0.1666in" fo:margin-bottom="0.0416in" fo:margin-left="0.8in" fo:text-indent="-0.8in">
        <style:tab-stops/>
      </style:paragraph-properties>
      <style:text-properties fo:font-weight="bold" style:font-weight-asian="bold" fo:font-size="11pt" style:font-size-asian="11pt" style:font-size-complex="11pt"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nuBaşlığı" style:display-name="Konu Başlığı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Altyazı" style:display-name="Altyazı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yşe Menekşe</dc:creator>
    <meta:creation-date>2023-10-21T12:09:00Z</meta:creation-date>
    <dc:date>2023-11-09T12:28:00Z</dc:date>
    <meta:template xlink:href="Normal" xlink:type="simple"/>
    <meta:editing-cycles>17</meta:editing-cycles>
    <meta:editing-duration>PT3300S</meta:editing-duration>
    <meta:document-statistic meta:page-count="4" meta:paragraph-count="11" meta:word-count="831" meta:character-count="5563" meta:row-count="39" meta:non-whitespace-character-count="4743"/>
  </office:meta>
</office:document-meta>
</file>